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itle">
      <style:text-properties officeooo:rsid="0013c715" officeooo:paragraph-rsid="0013c715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3288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想象的奇蹟</text:p>
      <text:p text:style-name="P1"/>
      <text:p text:style-name="P1">歲月的孤獨<text:line-break/>只有熬過的人才能體會<text:line-break/>有人在孤獨中絕望<text:line-break/>有人在孤獨中<text:line-break/>慢慢堅強<text:line-break/><text:line-break/>而支撐的力量就是<text:line-break/>想象的奇蹟<text:line-break/><text:line-break/>想象中的創業點子<text:line-break/>想象中的新事業<text:line-break/>想象中的紅顏知己<text:line-break/>想象中的遇見<text:line-break/>想象中的擁抱<text:line-break/>想象中的與你有關的餘生<text:line-break/>想象中前方還有烈焰焚情<text:line-break/>所以靈魂像飛蛾一樣<text:line-break/>給了肉體十足的動力<text:line-break/><text:line-break/>因爲想象<text:line-break/>所以堅信<text:line-break/>努力<text:line-break/>就會有奇蹟<text:line-break/><text:line-break/>只是親愛的<text:line-break/>相遇要趁早<text:line-break/>在我還來得急的年紀<text:line-break/>在你也渴望的歲月<text:line-break/>讓我們<text:line-break/>蝶舞花飛共徘徊<text:line-break/>不悔歲月與君老<text:line-break/></text:p>
      <text:p text:style-name="P4">你知道嗎<text:line-break/>如果沒有你<text:line-break/>所有的努力<text:line-break/>即使擁有了世界<text:line-break/>也只是索然無味<text:line-break/><text:soft-page-break/>因爲一切努力<text:line-break/>只爲了有資格<text:line-break/>擁有你<text:line-break/>和你</text:p>
      <text:p text:style-name="P4">有一個家</text:p>
      <text:p text:style-name="P1"/>
      <text:p text:style-name="P2">——</text:p>
      <text:p text:style-name="P2">送給寂寞中絕望的人。要相信，林子那麼大，有山雞，就有鳳凰，有下坡，就有上坡時。要相信想象的奇蹟，人其實是靠想象在驅動的，而且想象也是人類有別於其他動物的一個特別的能力，只是我們忽視了而已，連自慰的人都要靠想象才能博起，也是因爲想象才有了各種美妙的詩詞和小說，還有各種科技創造。適度的想象是很實用的心理技巧，比如想象理想中的心靈伴侶，想象前方的各種機遇，因爲想象到可以實現的希望，所以我們才一直努力而不絕望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1-10-01T10:32:21.961846959</dc:date>
    <meta:editing-duration>PT1H1M59S</meta:editing-duration>
    <meta:editing-cycles>29</meta:editing-cycles>
    <meta:document-statistic meta:table-count="0" meta:image-count="0" meta:object-count="0" meta:page-count="2" meta:paragraph-count="6" meta:word-count="437" meta:character-count="478" meta:non-whitespace-character-count="439"/>
  </office:meta>
</office:document-meta>
</file>